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3.147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3" style:family="table-row">
      <style:table-row-properties style:min-row-height="0.474cm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672cm"/>
    </style:style>
    <style:style style:name="Table3.C" style:family="table-column">
      <style:table-column-properties style:column-width="0.088cm"/>
    </style:style>
    <style:style style:name="Table3.D" style:family="table-column">
      <style:table-column-properties style:column-width="5.733cm"/>
    </style:style>
    <style:style style:name="Table3.E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D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D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D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D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D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D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D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3.A16" style:family="table-cell">
      <style:table-cell-properties fo:padding="0.199cm" fo:border="none"/>
    </style:style>
    <style:style style:name="Table3.C16" style:family="table-cell">
      <style:table-cell-properties fo:padding="0.199cm" fo:border="none"/>
    </style:style>
    <style:style style:name="Table3.A17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Open sans" fo:font-size="12pt" officeooo:rsid="0065849d" officeooo:paragraph-rsid="0065849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e31cf" officeooo:paragraph-rsid="005e31cf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65849d" officeooo:paragraph-rsid="0065849d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65849d" officeooo:paragraph-rsid="0065849d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182e" officeooo:paragraph-rsid="005a182e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626b34" officeooo:paragraph-rsid="00626b34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8" style:family="paragraph" style:parent-style-name="Standard">
      <style:text-properties officeooo:paragraph-rsid="0048470b"/>
    </style:style>
    <style:style style:name="P49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60227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626b34" officeooo:paragraph-rsid="00626b3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55" style:family="paragraph" style:parent-style-name="Standard">
      <style:paragraph-properties fo:text-align="center" style:justify-single-word="false"/>
      <style:text-properties officeooo:paragraph-rsid="00585fcf"/>
    </style:style>
    <style:style style:name="P56" style:family="paragraph" style:parent-style-name="Standard">
      <style:paragraph-properties fo:text-align="center" style:justify-single-word="false"/>
      <style:text-properties officeooo:rsid="00585fcf" officeooo:paragraph-rsid="00585fcf"/>
    </style:style>
    <style:style style:name="P5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loext:opacity="100%" style:font-name="Open sans" fo:font-size="12pt" fo:font-style="normal" fo:font-weight="normal" officeooo:rsid="005f5ac0" officeooo:paragraph-rsid="00681371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5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loext:opacity="100%" style:font-name="Open sans" fo:font-size="12pt" fo:font-style="normal" fo:font-weight="normal" officeooo:rsid="0069d563" officeooo:paragraph-rsid="0069d563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681371" officeooo:paragraph-rsid="00681371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Open sans" fo:font-size="12pt" officeooo:rsid="003ca107" officeooo:paragraph-rsid="0064bb19" style:font-size-asian="12pt" style:font-size-complex="12pt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Open sans" fo:font-size="12pt" officeooo:rsid="0064bb19" officeooo:paragraph-rsid="0064bb19" style:font-size-asian="12pt" style:font-size-complex="12pt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Open sans" fo:font-size="12pt" officeooo:rsid="003d9e19" officeooo:paragraph-rsid="00681371" style:font-size-asian="12pt" style:font-size-complex="12pt"/>
    </style:style>
    <style:style style:name="P66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Table_20_Contents" style:list-style-name="L1">
      <style:paragraph-properties fo:text-align="start" style:justify-single-word="false"/>
      <style:text-properties style:font-name="Open sans" fo:font-size="6pt" fo:font-weight="normal" officeooo:rsid="0060a9d5" officeooo:paragraph-rsid="0061a44f" style:font-size-asian="5.25pt" style:font-weight-asian="normal" style:font-size-complex="6pt" style:font-weight-complex="normal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font-name="Open sans" fo:font-weight="normal" officeooo:rsid="0060a9d5" officeooo:paragraph-rsid="0061a44f" style:font-weight-asian="normal" style:font-weight-complex="normal"/>
    </style:style>
    <style:style style:name="P70" style:family="paragraph" style:parent-style-name="Table_20_Contents" style:list-style-name="L1">
      <style:paragraph-properties fo:text-align="start" style:justify-single-word="false"/>
      <style:text-properties style:font-name="Open sans" fo:font-weight="normal" officeooo:rsid="005a182e" officeooo:paragraph-rsid="0061a44f" style:font-weight-asian="normal" style:font-weight-complex="normal"/>
    </style:style>
    <style:style style:name="P71" style:family="paragraph" style:parent-style-name="Table_20_Contents" style:list-style-name="L1">
      <style:paragraph-properties fo:text-align="start" style:justify-single-word="false"/>
      <style:text-properties style:font-name="Open sans" fo:font-weight="normal" officeooo:rsid="005a182e" officeooo:paragraph-rsid="0060a9d5" style:font-weight-asian="normal" style:font-weight-complex="normal"/>
    </style:style>
    <style:style style:name="P72" style:family="paragraph" style:parent-style-name="Table_20_Contents" style:list-style-name="L1">
      <style:paragraph-properties fo:text-align="start" style:justify-single-word="false"/>
      <style:text-properties style:font-name="Open sans" fo:font-weight="normal" officeooo:rsid="005a182e" officeooo:paragraph-rsid="005c5243" style:font-weight-asian="normal" style:font-weight-complex="normal"/>
    </style:style>
    <style:style style:name="P73" style:family="paragraph" style:parent-style-name="Table_20_Contents" style:list-style-name="L1">
      <style:paragraph-properties fo:text-align="start" style:justify-single-word="false"/>
      <style:text-properties style:font-name="Open sans" fo:font-weight="bold" officeooo:rsid="005a182e" officeooo:paragraph-rsid="005c5243" style:font-weight-asian="bold" style:font-weight-complex="bold"/>
    </style:style>
    <style:style style:name="P74" style:family="paragraph" style:parent-style-name="Table_20_Contents" style:list-style-name="L2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Open sans" fo:font-size="12pt" officeooo:rsid="0064bb19" officeooo:paragraph-rsid="0064bb19" style:font-size-asian="12pt" style:font-size-complex="12pt"/>
    </style:style>
    <style:style style:name="P76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fo:font-style="normal" fo:font-weight="normal" officeooo:rsid="0060a9d5" officeooo:paragraph-rsid="00521386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77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64bb19" officeooo:paragraph-rsid="0064bb19" style:font-size-asian="12pt" style:font-style-asian="normal" style:font-size-complex="12pt" style:font-style-complex="normal"/>
    </style:style>
    <style:style style:name="P78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64bb19" style:font-size-asian="12pt" style:font-style-asian="normal" style:font-size-complex="12pt" style:font-style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80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48470b" officeooo:paragraph-rsid="00681371" style:font-name-asian="Source Code Pro Black" style:font-size-asian="12pt" style:font-name-complex="Source Code Pro Black" style:font-size-complex="12pt"/>
    </style:style>
    <style:style style:name="P81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2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Contents" style:list-style-name="L3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6442ad" officeooo:paragraph-rsid="006442a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 style:list-style-name="L3">
      <style:paragraph-properties fo:text-align="justify" style:justify-single-word="false"/>
      <style:text-properties officeooo:paragraph-rsid="0048470b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3" style:family="text">
      <style:text-properties fo:color="#999999" loext:opacity="100%" fo:font-style="italic" style:font-style-asian="italic" style:font-style-complex="italic"/>
    </style:style>
    <style:style style:name="T4" style:family="text">
      <style:text-properties fo:color="#999999" loext:opacity="100%" fo:font-style="italic" officeooo:rsid="00300bf7" style:font-style-asian="italic" style:font-style-complex="italic"/>
    </style:style>
    <style:style style:name="T5" style:family="text">
      <style:text-properties fo:color="#999999" loext:opacity="100%" fo:font-style="italic" officeooo:rsid="0020b962" style:font-style-asian="italic" style:font-style-complex="italic"/>
    </style:style>
    <style:style style:name="T6" style:family="text">
      <style:text-properties fo:color="#999999" loext:opacity="100%" fo:font-style="italic" officeooo:rsid="0010aa6d" style:font-style-asian="italic" style:font-style-complex="italic"/>
    </style:style>
    <style:style style:name="T7" style:family="text">
      <style:text-properties fo:color="#999999" loext:opacity="100%" fo:font-style="italic" officeooo:rsid="00211d5a" style:font-style-asian="italic" style:font-style-complex="italic"/>
    </style:style>
    <style:style style:name="T8" style:family="text">
      <style:text-properties fo:color="#999999" loext:opacity="100%" fo:font-style="italic" officeooo:rsid="003c7668" style:font-style-asian="italic" style:font-style-complex="italic"/>
    </style:style>
    <style:style style:name="T9" style:family="text">
      <style:text-properties fo:color="#999999" loext:opacity="100%" fo:font-style="italic" officeooo:rsid="0015b39a" style:font-style-asian="italic" style:font-style-complex="italic"/>
    </style:style>
    <style:style style:name="T10" style:family="text">
      <style:text-properties fo:color="#999999" loext:opacity="100%" fo:font-style="italic" officeooo:rsid="00138700" style:font-style-asian="italic" style:font-style-complex="italic"/>
    </style:style>
    <style:style style:name="T11" style:family="text">
      <style:text-properties fo:color="#999999" loext:opacity="100%" fo:font-style="italic" officeooo:rsid="0014f72d" style:font-style-asian="italic" style:font-style-complex="italic"/>
    </style:style>
    <style:style style:name="T12" style:family="text">
      <style:text-properties fo:color="#999999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13" style:family="text">
      <style:text-properties fo:color="#999999" loext:opacity="100%" fo:font-style="normal" fo:font-weight="normal" officeooo:rsid="0060a9d5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14" style:family="text">
      <style:text-properties fo:color="#999999" loext:opacity="100%" style:font-name-asian="Source Code Pro Black" style:font-name-complex="Source Code Pro Black"/>
    </style:style>
    <style:style style:name="T15" style:family="text">
      <style:text-properties fo:color="#999999" loext:opacity="100%" officeooo:rsid="00505c42" style:font-name-asian="Source Code Pro Black" style:font-name-complex="Source Code Pro Black"/>
    </style:style>
    <style:style style:name="T16" style:family="text">
      <style:text-properties fo:color="#999999" loext:opacity="100%" officeooo:rsid="003b7c01" style:font-name-asian="Source Code Pro Black" style:font-name-complex="Source Code Pro Black"/>
    </style:style>
    <style:style style:name="T17" style:family="text">
      <style:text-properties fo:color="#999999" loext:opacity="100%" officeooo:rsid="0064bb19" style:font-name-asian="Source Code Pro Black" style:font-name-complex="Source Code Pro Black"/>
    </style:style>
    <style:style style:name="T18" style:family="text">
      <style:text-properties fo:color="#999999" loext:opacity="100%" officeooo:rsid="003d8b66" style:font-name-asian="Source Code Pro Black" style:font-name-complex="Source Code Pro Black"/>
    </style:style>
    <style:style style:name="T19" style:family="text">
      <style:text-properties fo:color="#999999" loext:opacity="100%" officeooo:rsid="0065849d" style:font-name-asian="Source Code Pro Black" style:font-name-complex="Source Code Pro Black"/>
    </style:style>
    <style:style style:name="T20" style:family="text">
      <style:text-properties fo:color="#999999" loext:opacity="100%" officeooo:rsid="00532c59"/>
    </style:style>
    <style:style style:name="T21" style:family="text">
      <style:text-properties fo:color="#999999" loext:opacity="100%" officeooo:rsid="0064bb19"/>
    </style:style>
    <style:style style:name="T22" style:family="text">
      <style:text-properties fo:color="#999999" loext:opacity="100%" officeooo:rsid="0048470b"/>
    </style:style>
    <style:style style:name="T23" style:family="text">
      <style:text-properties fo:color="#999999" loext:opacity="100%" officeooo:rsid="00681371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-asian="Source Code Pro Black" style:font-name-complex="Source Code Pro Black"/>
    </style:style>
    <style:style style:name="T26" style:family="text">
      <style:text-properties fo:color="#000000" loext:opacity="100%" officeooo:rsid="0012147b" style:font-name-asian="Source Code Pro Black" style:font-name-complex="Source Code Pro Black"/>
    </style:style>
    <style:style style:name="T27" style:family="text">
      <style:text-properties fo:color="#000000" loext:opacity="100%" officeooo:rsid="000e9a16" style:font-name-asian="Source Code Pro Black" style:font-name-complex="Source Code Pro Black"/>
    </style:style>
    <style:style style:name="T28" style:family="text">
      <style:text-properties fo:color="#000000" loext:opacity="100%" officeooo:rsid="003b7c01" style:font-name-asian="Source Code Pro Black" style:font-name-complex="Source Code Pro Black"/>
    </style:style>
    <style:style style:name="T29" style:family="text">
      <style:text-properties fo:color="#000000" loext:opacity="100%" officeooo:rsid="003a3d34" style:font-name-asian="Source Code Pro Black" style:font-name-complex="Source Code Pro Black"/>
    </style:style>
    <style:style style:name="T30" style:family="text">
      <style:text-properties fo:color="#000000" loext:opacity="100%" officeooo:rsid="00505c42" style:font-name-asian="Source Code Pro Black" style:font-name-complex="Source Code Pro Black"/>
    </style:style>
    <style:style style:name="T31" style:family="text">
      <style:text-properties fo:color="#000000" loext:opacity="100%" officeooo:rsid="0064bb19" style:font-name-asian="Source Code Pro Black" style:font-name-complex="Source Code Pro Black"/>
    </style:style>
    <style:style style:name="T32" style:family="text">
      <style:text-properties fo:color="#000000" loext:opacity="100%" officeooo:rsid="0065849d" style:font-name-asian="Source Code Pro Black" style:font-name-complex="Source Code Pro Black"/>
    </style:style>
    <style:style style:name="T33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34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35" style:family="text">
      <style:text-properties fo:color="#000000" loext:opacity="100%" fo:font-weight="bold" style:font-weight-asian="bold" style:font-weight-complex="bold"/>
    </style:style>
    <style:style style:name="T36" style:family="text">
      <style:text-properties fo:color="#000000" loext:opacity="100%" fo:font-weight="bold" officeooo:rsid="00300bf7" style:font-weight-asian="bold" style:font-weight-complex="bold"/>
    </style:style>
    <style:style style:name="T37" style:family="text">
      <style:text-properties fo:color="#000000" loext:opacity="100%" fo:font-weight="bold" officeooo:rsid="003b7c01" style:font-weight-asian="bold" style:font-weight-complex="bold"/>
    </style:style>
    <style:style style:name="T38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9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0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1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42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43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44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45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46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47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48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49" style:family="text">
      <style:text-properties fo:color="#000000" loext:opacity="100%" fo:font-style="normal" fo:font-weight="bold" officeooo:rsid="0064bb19" style:font-name-asian="Source Code Pro Black" style:font-style-asian="normal" style:font-weight-asian="bold" style:font-name-complex="Source Code Pro Black" style:font-style-complex="normal" style:font-weight-complex="bold"/>
    </style:style>
    <style:style style:name="T50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52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53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54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55" style:family="text">
      <style:text-properties fo:color="#000000" loext:opacity="100%" fo:font-style="normal" style:font-style-asian="normal" style:font-style-complex="normal"/>
    </style:style>
    <style:style style:name="T56" style:family="text">
      <style:text-properties fo:color="#000000" loext:opacity="100%" fo:font-style="normal" officeooo:rsid="00102d04" style:font-style-asian="normal" style:font-style-complex="normal"/>
    </style:style>
    <style:style style:name="T57" style:family="text">
      <style:text-properties fo:color="#000000" loext:opacity="100%" fo:font-style="normal" officeooo:rsid="0020b962" style:font-style-asian="normal" style:font-style-complex="normal"/>
    </style:style>
    <style:style style:name="T58" style:family="text">
      <style:text-properties fo:color="#000000" loext:opacity="100%" fo:font-style="normal" officeooo:rsid="0014f72d" style:font-style-asian="normal" style:font-style-complex="normal"/>
    </style:style>
    <style:style style:name="T59" style:family="text">
      <style:text-properties fo:color="#000000" loext:opacity="100%" fo:font-style="normal" officeooo:rsid="00300bf7" style:font-style-asian="normal" style:font-style-complex="normal"/>
    </style:style>
    <style:style style:name="T60" style:family="text">
      <style:text-properties fo:color="#000000" loext:opacity="100%" fo:font-style="normal" officeooo:rsid="00138700" style:font-style-asian="normal" style:font-style-complex="normal"/>
    </style:style>
    <style:style style:name="T61" style:family="text">
      <style:text-properties fo:color="#000000" loext:opacity="100%" fo:font-style="normal" officeooo:rsid="002159b7" style:font-style-asian="normal" style:font-style-complex="normal"/>
    </style:style>
    <style:style style:name="T62" style:family="text">
      <style:text-properties fo:color="#000000" loext:opacity="100%" fo:font-style="normal" officeooo:rsid="00211d5a" style:font-style-asian="normal" style:font-style-complex="normal"/>
    </style:style>
    <style:style style:name="T63" style:family="text">
      <style:text-properties fo:color="#000000" loext:opacity="100%" fo:font-style="normal" officeooo:rsid="005bacf9" style:font-style-asian="normal" style:font-style-complex="normal"/>
    </style:style>
    <style:style style:name="T64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65" style:family="text">
      <style:text-properties fo:color="#000000" loext:opacity="100%" style:font-name="Open sans" fo:font-size="12pt" fo:language="en" fo:country="CA" fo:font-weight="normal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69" style:family="text">
      <style:text-properties fo:color="#808080" loext:opacity="100%" fo:font-style="italic" officeooo:rsid="0010aa6d" style:font-style-asian="italic" style:font-style-complex="italic"/>
    </style:style>
    <style:style style:name="T70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71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72" style:family="text">
      <style:text-properties officeooo:rsid="0010aa6d"/>
    </style:style>
    <style:style style:name="T73" style:family="text">
      <style:text-properties officeooo:rsid="00138700"/>
    </style:style>
    <style:style style:name="T74" style:family="text">
      <style:text-properties officeooo:rsid="0014f72d"/>
    </style:style>
    <style:style style:name="T75" style:family="text">
      <style:text-properties officeooo:rsid="0015b39a"/>
    </style:style>
    <style:style style:name="T76" style:family="text">
      <style:text-properties officeooo:rsid="0020b962"/>
    </style:style>
    <style:style style:name="T77" style:family="text">
      <style:text-properties officeooo:rsid="00211d5a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6932d" style:font-weight-asian="normal" style:font-weight-complex="normal"/>
    </style:style>
    <style:style style:name="T80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1" style:family="text">
      <style:text-properties officeooo:rsid="002cc7fc"/>
    </style:style>
    <style:style style:name="T82" style:family="text">
      <style:text-properties officeooo:rsid="00300bf7"/>
    </style:style>
    <style:style style:name="T83" style:family="text">
      <style:text-properties officeooo:rsid="0030f51a"/>
    </style:style>
    <style:style style:name="T84" style:family="text">
      <style:text-properties officeooo:rsid="003211f5"/>
    </style:style>
    <style:style style:name="T85" style:family="text">
      <style:text-properties officeooo:rsid="003319fd"/>
    </style:style>
    <style:style style:name="T86" style:family="text">
      <style:text-properties officeooo:rsid="0039ffdc"/>
    </style:style>
    <style:style style:name="T87" style:family="text">
      <style:text-properties officeooo:rsid="003d9e19"/>
    </style:style>
    <style:style style:name="T88" style:family="text">
      <style:text-properties officeooo:rsid="00601eb8"/>
    </style:style>
    <style:style style:name="T89" style:family="text">
      <style:text-properties fo:color="#111111" loext:opacity="100%" style:font-name="Open sans" fo:font-size="12pt" fo:language="en" fo:country="CA" fo:font-style="normal" fo:font-weight="normal" officeooo:rsid="0048470b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officeooo:rsid="0061a44f"/>
    </style:style>
    <style:style style:name="T91" style:family="text">
      <style:text-properties officeooo:rsid="006442ad"/>
    </style:style>
    <style:style style:name="T92" style:family="text">
      <style:text-properties officeooo:rsid="0064bb19"/>
    </style:style>
    <style:style style:name="T93" style:family="text">
      <style:text-properties officeooo:rsid="00532c59"/>
    </style:style>
    <style:style style:name="T94" style:family="text">
      <style:text-properties officeooo:rsid="0065849d"/>
    </style:style>
    <style:style style:name="T95" style:family="text">
      <style:text-properties officeooo:rsid="00681371"/>
    </style:style>
    <style:style style:name="T96" style:family="text">
      <style:text-properties officeooo:rsid="0069d563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Nikola Tutić</text:p>
            <text:p text:style-name="P56"><text:span text:style-name="T66">7</text:span><text:span text:style-name="T65">685 rue Berri, Montréal</text:span></text:p>
            <text:p text:style-name="P55"><text:span text:style-name="T66">+1 </text:span><text:span text:style-name="T67">819 349-3340</text:span><text:span text:style-name="T68"> </text:span></text:p>
            <text:p text:style-name="P55"><text:a xlink:type="simple" xlink:href="mailto:nikola@tutic.ca" text:style-name="Internet_20_link" text:visited-style-name="Visited_20_Internet_20_Link"><text:span text:style-name="T80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Présentation</text:p>
          </table:table-cell>
          <table:table-cell table:style-name="Table4.B1" office:value-type="string">
            <text:p text:style-name="P37"/>
          </table:table-cell>
          <table:table-cell table:style-name="Table4.A1" office:value-type="string">
            <text:p text:style-name="P40">Habiletés</text:p>
          </table:table-cell>
        </table:table-row>
        <table:table-row table:style-name="Table4.2">
          <table:table-cell table:style-name="Table4.A2" office:value-type="string">
            <text:p text:style-name="P53"/>
            <text:p text:style-name="P52">Le travail physique proposé par ce poste <text:span text:style-name="T91">m’</text:span>interpelle <text:span text:style-name="T91">pour</text:span> <text:span text:style-name="T91">l’</text:span>e<text:span text:style-name="T91">nvie d’un emploi stable se jumelant</text:span><text:span text:style-name="T90"> à mon temps sur des projets personnels </text:span><text:span text:style-name="T91">d’informatique et</text:span><text:span text:style-name="T90"> </text:span><text:span text:style-name="T91">l’horaire sur appel y est compatible.</text:span></text:p>
          </table:table-cell>
          <table:table-cell table:style-name="Table4.B2" office:value-type="string">
            <text:p text:style-name="P49"/>
            <text:p text:style-name="P49"/>
          </table:table-cell>
          <table:table-cell table:style-name="Table4.C2" office:value-type="string">
            <text:list text:style-name="L1">
              <text:list-header>
                <text:p text:style-name="P68"/>
              </text:list-header>
              <text:list-item>
                <text:p text:style-name="P69">Debrouillardise</text:p>
              </text:list-item>
              <text:list-item>
                <text:p text:style-name="P70">Travaux manuels</text:p>
              </text:list-item>
              <text:list-item>
                <text:p text:style-name="P71">Communication</text:p>
              </text:list-item>
              <text:list-item>
                <text:p text:style-name="P72">Gestion de projets</text:p>
              </text:list-item>
              <text:list-item>
                <text:p text:style-name="P73"><text:span text:style-name="T79">I</text:span><text:span text:style-name="T78">nformatique</text:span></text:p>
              </text:list-item>
            </text:list>
          </table:table-cell>
        </table:table-row>
        <table:table-row table:style-name="Table4.3">
          <table:table-cell table:style-name="Table4.A1" table:number-columns-spanned="3" office:value-type="string">
            <text:p text:style-name="P60">Acquis <text:span text:style-name="T96">pertinents</text:span></text:p>
          </table:table-cell>
          <table:covered-table-cell/>
          <table:covered-table-cell/>
        </table:table-row>
        <table:table-row table:style-name="Table4.3">
          <table:table-cell table:style-name="Table4.A4" table:number-columns-spanned="3" office:value-type="string">
            <text:p text:style-name="P2"/>
            <text:list text:style-name="L2">
              <text:list-item>
                <text:p text:style-name="P58">Travail physique <text:span text:style-name="T1">en milieux naturels et en atelier</text:span></text:p>
              </text:list-item>
              <text:list-item>
                <text:p text:style-name="P58">Autonomie </text:p>
              </text:list-item>
              <text:list-item>
                <text:p text:style-name="P57"><text:span text:style-name="T95">Communication professionnelle</text:span><text:span text:style-name="T23"> avec des partenaires et des clients</text:span><text:span text:style-name="T95"> </text:span></text:p>
              </text:list-item>
            </text:list>
          </table:table-cell>
          <table:covered-table-cell/>
          <table:covered-table-cell/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2"/>
          </table:table-cell>
          <table:table-cell table:style-name="Table3.B1" table:number-columns-spanned="3" office:value-type="string">
            <text:p text:style-name="P35">Expérience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27"><text:span text:style-name="T43">Développeur </text:span><text:span text:style-name="T44">logiciel </text:span><text:span text:style-name="T49">autonome</text:span><text:span text:style-name="T26"> </text:span></text:p>
            <text:p text:style-name="P54"><text:span text:style-name="T2">UpWork </text:span><text:span text:style-name="T64"><text:s/></text:span></text:p>
          </table:table-cell>
          <table:covered-table-cell/>
          <table:covered-table-cell/>
          <table:table-cell table:style-name="Table3.D2" table:number-columns-spanned="2" office:value-type="string">
            <text:p text:style-name="P17"><text:span text:style-name="T57">20</text:span><text:span text:style-name="T55">22</text:span><text:span text:style-name="T56"> </text:span><text:span text:style-name="T58">– </text:span><text:span text:style-name="T59">Présent</text:span></text:p>
            <text:p text:style-name="P29">En ligne</text:p>
          </table:table-cell>
          <table:covered-table-cell/>
        </table:table-row>
        <table:table-row>
          <table:table-cell table:style-name="Table3.A3" table:number-columns-spanned="5" office:value-type="string">
            <text:list text:continue-numbering="true" text:style-name="L2">
              <text:list-item>
                <text:p text:style-name="P74"><text:span text:style-name="T38">Conception </text:span><text:span text:style-name="T39">de</text:span><text:span text:style-name="T38"> </text:span><text:span text:style-name="T40">logiciels</text:span><text:span text:style-name="T38"> </text:span><text:span text:style-name="T12">répondant </text:span><text:span text:style-name="T13">pour divers besoin d’entreprises</text:span></text:p>
              </text:list-item>
              <text:list-item>
                <text:p text:style-name="P76">Sollicitation de clients <text:span text:style-name="T1">pour entreprendre 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3" office:value-type="string">
            <text:p text:style-name="P16"><text:span text:style-name="T41">Développeur </text:span><text:span text:style-name="T46">logiciel </text:span><text:span text:style-name="T45">et t</text:span><text:span text:style-name="T41">echnicien contractuel</text:span><text:span text:style-name="T26"> </text:span></text:p>
            <text:p text:style-name="P5"><text:bookmark-start text:name="__DdeLink__509_2290474315"/><text:span text:style-name="T3">Oneka Technologies</text:span><text:bookmark-end text:name="__DdeLink__509_2290474315"/><text:span text:style-name="T29"> <text:s/></text:span></text:p>
          </table:table-cell>
          <table:covered-table-cell/>
          <table:covered-table-cell/>
          <table:table-cell table:style-name="Table3.D4" table:number-columns-spanned="2" office:value-type="string">
            <text:p text:style-name="P20"><text:span text:style-name="T62">2021 </text:span><text:span text:style-name="T58">– </text:span><text:span text:style-name="T63">2023</text:span></text:p>
            <text:p text:style-name="P20"><text:span text:style-name="T77">Sherbrooke</text:span><text:span text:style-name="T73">, </text:span><text:span text:style-name="T74">Canada</text:span></text:p>
          </table:table-cell>
          <table:covered-table-cell/>
        </table:table-row>
        <table:table-row>
          <table:table-cell table:style-name="Table3.A5" table:number-columns-spanned="5" office:value-type="string">
            <text:list xml:id="list1232172253" text:style-name="L3">
              <text:list-item>
                <text:p text:style-name="P75"><text:span text:style-name="T25">Développement d’une extension </text:span><text:span text:style-name="T14">Chrome</text:span><text:span text:style-name="T25"> </text:span><text:span text:style-name="T14">pour la gestion du temps</text:span></text:p>
              </text:list-item>
              <text:list-item>
                <text:p text:style-name="P75"><text:span text:style-name="T28">Surveillance </text:span><text:span text:style-name="T30">d’équipement </text:span><text:span text:style-name="T15">en mer</text:span><text:span text:style-name="T16"> </text:span><text:span text:style-name="T14">et </text:span><text:span text:style-name="T16">de banc de tests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3" office:value-type="string">
            <text:p text:style-name="P28"><text:span text:style-name="T47">C</text:span><text:span text:style-name="T42">hargé de projets </text:span><text:span text:style-name="T48">en tant que </text:span><text:span text:style-name="T47">biologiste</text:span></text:p>
            <text:p text:style-name="P28"><text:span text:style-name="T85">Organisme des bassins versants</text:span> Vaudreuil-Soulanges</text:p>
            <text:p text:style-name="P10"><text:span text:style-name="T6">Conseil de l'eau Gaspésie Sud</text:span><text:bookmark text:name="__DdeLink__518_2290474315"/><text:span text:style-name="T34"> </text:span><text:span text:style-name="T72"><text:s text:c="2"/></text:span><text:span text:style-name="T71"><text:s text:c="2"/></text:span><text:span text:style-name="T69"><text:s text:c="2"/></text:span><text:span text:style-name="T71"><text:s/></text:span><text:span text:style-name="T69"><text:s/></text:span><text:span text:style-name="T72"><text:s/></text:span></text:p>
          </table:table-cell>
          <table:covered-table-cell/>
          <table:covered-table-cell/>
          <table:table-cell table:style-name="Table3.D4" table:number-columns-spanned="2" office:value-type="string">
            <text:p text:style-name="P43"><text:span text:style-name="T76">20</text:span><text:span text:style-name="T73">1</text:span><text:span text:style-name="T85">8</text:span> <text:span text:style-name="T74">– </text:span><text:span text:style-name="T76">20</text:span><text:span text:style-name="T73">20</text:span></text:p>
            <text:p text:style-name="P18">Saint-<text:span text:style-name="T73">Polycarpe, </text:span><text:span text:style-name="T74">Canada</text:span></text:p>
            <text:p text:style-name="P19"><text:span text:style-name="T73">Bonaventure, </text:span><text:span text:style-name="T74">Canada</text:span></text:p>
          </table:table-cell>
          <table:covered-table-cell/>
        </table:table-row>
        <table:table-row table:style-name="Table3.7">
          <table:table-cell table:style-name="Table3.A7" table:number-columns-spanned="5" office:value-type="string">
            <text:list text:style-name="L4">
              <text:list-item>
                <text:p text:style-name="P77">Suivis environnementaux<text:span text:style-name="T1"> liés aux cours d’eaux et bandes riveraines</text:span></text:p>
              </text:list-item>
              <text:list-item>
                <text:p text:style-name="P78">Élaboration de projets <text:span text:style-name="T20">avec des acteurs municipaux, agricoles et citoyens</text:span><text:span text:style-name="T93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21"><text:span text:style-name="T51">Support techniqu</text:span><text:span text:style-name="T54">e </text:span></text:p>
            <text:p text:style-name="P6"><text:span text:style-name="T7">Sykes </text:span><text:span text:style-name="T4">Enterprises</text:span></text:p>
          </table:table-cell>
          <table:covered-table-cell/>
          <table:covered-table-cell/>
          <table:table-cell table:style-name="Table3.D8" table:number-columns-spanned="2" office:value-type="string">
            <text:p text:style-name="P32"><text:span text:style-name="T57">20</text:span><text:span text:style-name="T60">1</text:span><text:span text:style-name="T61">7</text:span><text:span text:style-name="T56"> </text:span><text:span text:style-name="T58">– </text:span><text:span text:style-name="T57">20</text:span><text:span text:style-name="T60">1</text:span><text:span text:style-name="T61">8</text:span></text:p>
            <text:p text:style-name="P20"><text:span text:style-name="T73">Sherbrooke, </text:span><text:span text:style-name="T74">Canada</text:span></text:p>
          </table:table-cell>
          <table:covered-table-cell/>
        </table:table-row>
        <table:table-row>
          <table:table-cell table:style-name="Table3.A9" table:number-columns-spanned="5" office:value-type="string">
            <text:list text:continue-list="list1232172253" text:style-name="L3">
              <text:list-item>
                <text:p text:style-name="P61"><text:span text:style-name="T31">Support à</text:span><text:span text:style-name="T25"> la clientèle </text:span><text:span text:style-name="T17">bilingue </text:span><text:span text:style-name="T14">d’un fournisseur de téléphonie</text:span></text:p>
              </text:list-item>
              <text:list-item>
                <text:p text:style-name="P62"><text:span text:style-name="T31">S</text:span><text:span text:style-name="T25">uperviseur de plancher </text:span><text:span text:style-name="T18">et</text:span><text:span text:style-name="T14"> instructeur </text:span><text:span text:style-name="T17">remplaçant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22"><text:span text:style-name="T54">E</text:span><text:span text:style-name="T50">ntrepreneur </text:span><text:span text:style-name="T54">agricole</text:span><text:span text:style-name="T24"> </text:span></text:p>
            <text:p text:style-name="P7"><text:span text:style-name="T3">Éc</text:span><text:bookmark-start text:name="__DdeLink__532_2290474315"/><text:span text:style-name="T3">ollab (</text:span><text:span text:style-name="T4">maintenant</text:span><text:span text:style-name="T3"> Agropol)</text:span><text:bookmark-end text:name="__DdeLink__532_2290474315"/></text:p>
          </table:table-cell>
          <table:covered-table-cell/>
          <table:covered-table-cell/>
          <table:table-cell table:style-name="Table3.D8" table:number-columns-spanned="2" office:value-type="string">
            <text:p text:style-name="P20"><text:span text:style-name="T57">20</text:span><text:span text:style-name="T60">16</text:span><text:span text:style-name="T56"> </text:span><text:span text:style-name="T58">– </text:span><text:span text:style-name="T57">20</text:span><text:span text:style-name="T60">17</text:span></text:p>
            <text:p text:style-name="P20"><text:span text:style-name="T73">Sherbrooke, </text:span><text:span text:style-name="T74">Canada</text:span></text:p>
          </table:table-cell>
          <table:covered-table-cell/>
        </table:table-row>
        <text:soft-page-break/>
        <table:table-row>
          <table:table-cell table:style-name="Table3.A11" table:number-columns-spanned="5" office:value-type="string">
            <text:list text:continue-numbering="true" text:style-name="L3">
              <text:list-item>
                <text:p text:style-name="P59">Production <text:span text:style-name="T92">agricole </text:span><text:span text:style-name="T1">de </text:span><text:span text:style-name="T21">légumes,</text:span><text:span text:style-name="T1"> micropousses et miel</text:span> </text:p>
              </text:list-item>
              <text:list-item>
                <text:p text:style-name="P59"><text:span text:style-name="T92">Vente directe </text:span><text:span text:style-name="T21">en marché et en restauration</text:span>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25"><text:span text:style-name="T50">Analyst</text:span><text:span text:style-name="T51">e</text:span><text:span text:style-name="T52"> </text:span><text:span text:style-name="T53">(stage de 4 mois)</text:span><text:span text:style-name="T27"> </text:span></text:p>
            <text:p text:style-name="P9"><text:span text:style-name="T4">Ministère de l’environnement</text:span><text:span text:style-name="T3"> (MELCC)</text:span></text:p>
          </table:table-cell>
          <table:covered-table-cell/>
          <table:covered-table-cell/>
          <table:table-cell table:style-name="Table3.D8" table:number-columns-spanned="2" office:value-type="string">
            <text:p text:style-name="P44">2016</text:p>
            <text:p text:style-name="P20"><text:span text:style-name="T74">Rimouski</text:span><text:span text:style-name="T73">, </text:span><text:span text:style-name="T74">Canada</text:span></text:p>
          </table:table-cell>
          <table:covered-table-cell/>
        </table:table-row>
        <table:table-row>
          <table:table-cell table:style-name="Table3.A13" table:number-columns-spanned="5" office:value-type="string">
            <text:list text:continue-numbering="true" text:style-name="L3">
              <text:list-item>
                <text:p text:style-name="P59">Traitement d’autorisation<text:span text:style-name="T92">s </text:span><text:span text:style-name="T21">environnementales</text:span><text:span text:style-name="T1"> liés aux plans d’eaux</text:span></text:p>
              </text:list-item>
              <text:list-item>
                <text:p text:style-name="P63"><text:span text:style-name="T25">Communication </text:span><text:span text:style-name="T32">professionnelle</text:span><text:span text:style-name="T25"> </text:span><text:span text:style-name="T19">avec des partenaires et requérants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3"><text:bookmark text:name="__DdeLink__539_2290474315"/><text:span text:style-name="T36">A</text:span><text:span text:style-name="T35">ssistan</text:span><text:span text:style-name="T36">t de recherche </text:span><text:span text:style-name="T37">(stages de 4 mois)</text:span></text:p>
            <text:p text:style-name="P23"><text:span text:style-name="T82">Lab d’écologie végétale </text:span>(Université de Sherbrooke)</text:p>
            <text:p text:style-name="P23"><text:span text:style-name="T82">Lab </text:span><text:span text:style-name="T87">d’écologie d’arthropodes tropicaux </text:span><text:bookmark-start text:name="__DdeLink__543_2290474315"/><text:span text:style-name="T75">(</text:span><text:span text:style-name="T81">E</text:span><text:span text:style-name="T75">COFOG)</text:span><text:bookmark-end text:name="__DdeLink__543_2290474315"/></text:p>
            <text:p text:style-name="P8"><text:span text:style-name="T8">Tree Snail Conservation Lab </text:span><text:span text:style-name="T9">(Univeristy of Honolulu)</text:span><text:span text:style-name="T33"> </text:span><text:span text:style-name="T71"><text:s/></text:span><text:span text:style-name="T70"><text:s/></text:span></text:p>
          </table:table-cell>
          <table:covered-table-cell/>
          <table:covered-table-cell/>
          <table:table-cell table:style-name="Table3.D14" table:number-columns-spanned="2" office:value-type="string">
            <text:p text:style-name="P43"><text:span text:style-name="T76">201</text:span><text:span text:style-name="T84">4</text:span> <text:span text:style-name="T74">– </text:span><text:span text:style-name="T76">20</text:span><text:span text:style-name="T73">16</text:span></text:p>
            <text:p text:style-name="P18"><text:span text:style-name="T73">Sherbrooke, </text:span><text:span text:style-name="T74">Canada</text:span></text:p>
            <text:p text:style-name="P24">Kourou, <text:span text:style-name="T83">Guyane française</text:span></text:p>
            <text:p text:style-name="P24">Honolulu, <text:span text:style-name="T83">États-Unis</text:span></text:p>
          </table:table-cell>
          <table:covered-table-cell/>
        </table:table-row>
        <table:table-row table:style-name="Table3.15">
          <table:table-cell table:style-name="Table3.A15" table:number-columns-spanned="5" office:value-type="string">
            <text:list text:continue-numbering="true" text:style-name="L3">
              <text:list-item>
                <text:p text:style-name="P64"><text:span text:style-name="T94">Suivis</text:span> de protocoles <text:span text:style-name="T1">terrain </text:span><text:span text:style-name="T22">et</text:span><text:span text:style-name="T1"> laboratoire rigoureux</text:span></text:p>
              </text:list-item>
              <text:list-item>
                <text:p text:style-name="P79"><text:span text:style-name="T94">Revue</text:span> de littérature scientifique <text:span text:style-name="T1">pour l’analyse et la rédaction</text:span>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6" table:number-columns-spanned="2" office:value-type="string">
            <text:p text:style-name="P34"><text:span text:style-name="T37">C</text:span><text:span text:style-name="T35">uisine et restauration</text:span></text:p>
            <text:p text:style-name="P30">Thai Zone &amp; EggsFruits</text:p>
          </table:table-cell>
          <table:covered-table-cell/>
          <table:table-cell table:style-name="Table3.C16" table:number-columns-spanned="3" office:value-type="string">
            <text:p text:style-name="P11">2010<text:span text:style-name="T56"> </text:span><text:span text:style-name="T58">– </text:span><text:span text:style-name="T55">2013</text:span></text:p>
            <text:p text:style-name="P11"><text:span text:style-name="T10">Sherbrooke, </text:span><text:span text:style-name="T11">Canada</text:span></text:p>
          </table:table-cell>
          <table:covered-table-cell/>
          <table:covered-table-cell/>
        </table:table-row>
        <table:table-row table:style-name="Table3.15">
          <table:table-cell table:style-name="Table3.A17" table:number-columns-spanned="5" office:value-type="string">
            <text:list text:continue-numbering="true" text:style-name="L3">
              <text:list-item>
                <text:p text:style-name="P65"><text:span text:style-name="T95">Service à la clientèle</text:span> <text:span text:style-name="T23">de qualité</text:span></text:p>
              </text:list-item>
              <text:list-item>
                <text:p text:style-name="P80"><text:span text:style-name="T95">Travail sous pression </text:span><text:span text:style-name="T23">constante</text:span>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6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4">Développement en mégadonnées</text:p>
            <text:p text:style-name="P12"><text:span text:style-name="T4">Collégial</text:span><text:span text:style-name="T3"> </text:span><text:span text:style-name="T5">(</text:span><text:span text:style-name="T3">AEC</text:span><text:span text:style-name="T5">) </text:span></text:p>
          </table:table-cell>
          <table:table-cell table:style-name="Table1.B2" office:value-type="string">
            <text:p text:style-name="P47"/>
            <text:p text:style-name="P26"><text:span text:style-name="T55">202</text:span><text:span text:style-name="T57">2</text:span><text:span text:style-name="T55"> – </text:span><text:span text:style-name="T63">2024</text:span><text:span text:style-name="T59"> </text:span></text:p>
            <text:p text:style-name="P26">Collège Bois-de-Boulogne<text:span text:style-name="T86">­</text:span></text:p>
          </table:table-cell>
        </table:table-row>
        <table:table-row table:style-name="Table1.3">
          <table:table-cell table:style-name="Table1.A3" office:value-type="string">
            <text:p text:style-name="P46">Géomatique</text:p>
            <text:p text:style-name="P13"><text:span text:style-name="T4">Études supérieures</text:span><text:span text:style-name="T3"> </text:span><text:span text:style-name="T5">(</text:span><text:span text:style-name="T3">DESS</text:span><text:span text:style-name="T5">)</text:span></text:p>
          </table:table-cell>
          <table:table-cell table:style-name="Table1.B3" office:value-type="string">
            <text:p text:style-name="P45">2020 – 2021</text:p>
            <text:p text:style-name="P26">Université de Sherbrooke</text:p>
          </table:table-cell>
        </table:table-row>
        <table:table-row table:style-name="Table1.4">
          <table:table-cell table:style-name="Table1.A4" office:value-type="string">
            <text:p text:style-name="P46">Écologie</text:p>
            <text:p text:style-name="P31">Baccalauréat</text:p>
          </table:table-cell>
          <table:table-cell table:style-name="Table1.B4" office:value-type="string">
            <text:p text:style-name="P45">2013 – 2016</text:p>
            <text:p text:style-name="P26">Université de Sherbrook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9">Langues</text:p>
          </table:table-cell>
          <table:table-cell table:style-name="Table5.B1" office:value-type="string">
            <text:p text:style-name="P38"/>
          </table:table-cell>
          <table:table-cell table:style-name="Table5.A1" office:value-type="string">
            <text:p text:style-name="P39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3">
              <text:list-header>
                <text:p text:style-name="P81"/>
              </text:list-header>
              <text:list-item>
                <text:p text:style-name="P84"><text:span text:style-name="T89">Français </text:span><text:span text:style-name="T2">maternelle</text:span></text:p>
              </text:list-item>
              <text:list-item>
                <text:p text:style-name="P84"><text:span text:style-name="T89">Serbo-croate </text:span><text:span text:style-name="T2">maternelle</text:span><text:span text:style-name="T89"> </text:span></text:p>
              </text:list-item>
              <text:list-item>
                <text:p text:style-name="P84"><text:span text:style-name="T89">Anglais </text:span><text:span text:style-name="T2">équivalent à maternelle</text:span></text:p>
              </text:list-item>
              <text:list-item>
                <text:p text:style-name="P84"><text:span text:style-name="T89">Espagnol </text:span><text:span text:style-name="T2">intermédiaire</text:span></text:p>
              </text:list-item>
            </text:list>
            <text:p text:style-name="P51"><text:s/></text:p>
          </table:table-cell>
          <table:table-cell table:style-name="Table5.B2" office:value-type="string">
            <text:p text:style-name="P50"/>
          </table:table-cell>
          <table:table-cell table:style-name="Table5.C2" office:value-type="string">
            <text:list text:continue-numbering="true" text:style-name="L3">
              <text:list-header>
                <text:p text:style-name="P66"/>
              </text:list-header>
              <text:list-item>
                <text:p text:style-name="P67">Voyage et nature</text:p>
              </text:list-item>
              <text:list-item>
                <text:p text:style-name="P82">Exploration culinaire</text:p>
              </text:list-item>
              <text:list-item>
                <text:p text:style-name="P82">Course à pieds et cyclisme </text:p>
              </text:list-item>
              <text:list-item>
                <text:p text:style-name="P83">Développement informatique</text:p>
              </text:list-item>
            </text:list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5-31T13:00:48.228334948</dc:date>
    <meta:editing-duration>P3DT16H13M35S</meta:editing-duration>
    <meta:editing-cycles>39</meta:editing-cycles>
    <meta:generator>LibreOffice/7.5.9.1$Linux_X86_64 LibreOffice_project/50$Build-1</meta:generator>
    <meta:document-statistic meta:table-count="5" meta:image-count="0" meta:object-count="0" meta:page-count="2" meta:paragraph-count="98" meta:word-count="391" meta:character-count="2745" meta:non-whitespace-character-count="2437"/>
  </office:meta>
</office:document-meta>
</file>